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bde9" draw:textarea-horizontal-align="justify" draw:textarea-vertical-align="middle" draw:auto-grow-height="false" fo:min-height="0.594cm" fo:min-width="1.501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fill-color="#474847" draw:textarea-horizontal-align="justify" draw:textarea-vertical-align="middle" draw:auto-grow-height="false" fo:min-height="0.55cm" fo:min-width="2.4cm"/>
      <style:paragraph-properties style:writing-mode="lr-tb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35cm" fo:min-width="3.5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45cm" fo:min-width="3.5cm"/>
      <style:paragraph-properties style:writing-mode="lr-tb"/>
    </style:style>
    <style:style style:name="gr6" style:family="graphic" style:parent-style-name="standard">
      <style:graphic-properties draw:fill-color="#50bde9" draw:textarea-horizontal-align="justify" draw:textarea-vertical-align="middle" draw:auto-grow-height="false" fo:min-height="0.12cm" fo:min-width="1.5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0bde9"/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474847"/>
      <style:paragraph-properties fo:text-align="center"/>
      <style:text-properties fo:color="#ffffff"/>
    </style:style>
    <style:style style:name="P6" style:family="paragraph">
      <style:paragraph-properties fo:text-align="center" style:writing-mode="lr-tb"/>
      <style:text-properties fo:color="#ffffff" fo:background-color="transparent"/>
    </style:style>
    <style:style style:name="P7" style:family="paragraph">
      <loext:graphic-properties draw:fill-color="#474847"/>
      <style:paragraph-properties fo:text-align="center" style:writing-mode="lr-tb"/>
      <style:text-properties fo:color="#ffffff" fo:background-color="transparent"/>
    </style:style>
    <style:style style:name="P8" style:family="paragraph">
      <loext:graphic-properties draw:fill-color="#ff0000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6cm" svg:x="7.4cm" svg:y="0cm">
          <text:p text:style-name="P1">embedding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2.4cm" svg:y1="0.8cm" svg:x2="3.3cm" svg:y2="0.8cm">
          <text:p/>
        </draw:line>
        <draw:custom-shape draw:style-name="gr3" draw:text-style-name="P5" draw:layer="layout" svg:width="2.9cm" svg:height="0.8cm" svg:x="3.4cm" svg:y="0.4cm">
          <text:p text:style-name="P4"><text:span text:style-name="T1">SentenceBE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6cm" svg:x="0.3cm" svg:y="0cm">
          <text:p text:style-name="P1">artic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6.4cm" svg:y1="0.8cm" svg:x2="7.3cm" svg:y2="0.8cm">
          <text:p/>
        </draw:line>
        <draw:custom-shape draw:style-name="gr3" draw:text-style-name="P5" draw:layer="layout" svg:width="2.9cm" svg:height="0.8cm" svg:x="10.6cm" svg:y="0.4cm">
          <text:p text:style-name="P4"><text:span text:style-name="T1">KMean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cm" svg:y1="0.8cm" svg:x2="10.5cm" svg:y2="0.8cm">
          <text:p/>
        </draw:line>
        <draw:g>
          <draw:custom-shape draw:style-name="gr4" draw:text-style-name="P7" draw:layer="layout" svg:width="4cm" svg:height="0.6cm" svg:x="0cm" svg:y="5.9cm">
            <text:p text:style-name="P6"><text:span text:style-name="T2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0cm" svg:y="4.4cm">
            <text:p text:style-name="P1">LDA model for cluster 1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cm" svg:y1="5.2cm" svg:x2="2cm" svg:y2="5.8cm">
            <text:p/>
          </draw:line>
          <draw:custom-shape draw:style-name="gr6" draw:text-style-name="P2" draw:layer="layout" svg:width="2cm" svg:height="0.7cm" svg:x="1cm" svg:y="2.9cm">
            <text:p text:style-name="P1">cluster 1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2cm" svg:y1="3.7cm" svg:x2="2cm" svg:y2="4.3cm">
            <text:p/>
          </draw:line>
        </draw:g>
        <draw:g>
          <draw:custom-shape draw:style-name="gr4" draw:text-style-name="P7" draw:layer="layout" svg:width="4cm" svg:height="0.6cm" svg:x="4.6cm" svg:y="5.9cm">
            <text:p text:style-name="P6"><text:span text:style-name="T2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4.6cm" svg:y="4.4cm">
            <text:p text:style-name="P1">LDA model for cluster 2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6.6cm" svg:y1="5.2cm" svg:x2="6.6cm" svg:y2="5.8cm">
            <text:p/>
          </draw:line>
          <draw:custom-shape draw:style-name="gr6" draw:text-style-name="P2" draw:layer="layout" svg:width="2cm" svg:height="0.7cm" svg:x="5.6cm" svg:y="2.9cm">
            <text:p text:style-name="P1">cluster 2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6.6cm" svg:y1="3.7cm" svg:x2="6.6cm" svg:y2="4.3cm">
            <text:p/>
          </draw:line>
        </draw:g>
        <draw:frame draw:style-name="gr7" draw:text-style-name="P10" draw:layer="layout" svg:width="0.8cm" svg:height="0.64cm" svg:x="13.2cm" svg:y="2.86cm">
          <draw:text-box>
            <text:p text:style-name="P9">...</text:p>
          </draw:text-box>
        </draw:frame>
        <draw:line draw:style-name="gr2" draw:text-style-name="P3" draw:layer="layout" svg:x1="11.9cm" svg:y1="1.4cm" svg:x2="2.1cm" svg:y2="2.8cm">
          <text:p/>
        </draw:line>
        <draw:line draw:style-name="gr2" draw:text-style-name="P3" draw:layer="layout" svg:x1="11.908cm" svg:y1="1.419cm" svg:x2="6.8cm" svg:y2="2.8cm">
          <text:p/>
        </draw:line>
        <draw:line draw:style-name="gr2" draw:text-style-name="P3" draw:layer="layout" svg:x1="11.916cm" svg:y1="1.414cm" svg:x2="11.2cm" svg:y2="2.8cm">
          <text:p/>
        </draw:line>
        <draw:g>
          <draw:custom-shape draw:style-name="gr4" draw:text-style-name="P7" draw:layer="layout" svg:width="4cm" svg:height="0.6cm" svg:x="9.2cm" svg:y="5.9cm">
            <text:p text:style-name="P6"><text:span text:style-name="T2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9.2cm" svg:y="4.4cm">
            <text:p text:style-name="P1">LDA model for cluster 3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.2cm" svg:y1="5.2cm" svg:x2="11.2cm" svg:y2="5.8cm">
            <text:p/>
          </draw:line>
          <draw:custom-shape draw:style-name="gr6" draw:text-style-name="P2" draw:layer="layout" svg:width="2cm" svg:height="0.7cm" svg:x="10.2cm" svg:y="2.9cm">
            <text:p text:style-name="P1">cluster 3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11.2cm" svg:y1="3.7cm" svg:x2="11.2cm" svg:y2="4.3cm">
            <text:p/>
          </draw:line>
        </draw:g>
        <draw:line draw:style-name="gr2" draw:text-style-name="P3" draw:layer="layout" svg:x1="11.924cm" svg:y1="1.407cm" svg:x2="13.4cm" svg:y2="2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07T02:49:06.988876366</dc:date>
    <dc:creator>Maximilian Schattauer</dc:creator>
    <meta:editing-duration>PT34M51S</meta:editing-duration>
    <meta:editing-cycles>13</meta:editing-cycles>
    <meta:generator>LibreOffice/6.4.7.2$Linux_X86_64 LibreOffice_project/40$Build-2</meta:generator>
    <meta:document-statistic meta:object-count="30"/>
  </office:meta>
</office:document-meta>
</file>